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bd7e" officeooo:paragraph-rsid="000bbd7e"/>
    </style:style>
    <style:style style:name="P2" style:family="paragraph" style:parent-style-name="Standard">
      <style:text-properties officeooo:rsid="000d3b9c" officeooo:paragraph-rsid="000d3b9c"/>
    </style:style>
    <style:style style:name="P3" style:family="paragraph" style:parent-style-name="Standard">
      <style:text-properties officeooo:rsid="000ebf9d" officeooo:paragraph-rsid="000ebf9d"/>
    </style:style>
    <style:style style:name="P4" style:family="paragraph" style:parent-style-name="Standard">
      <style:text-properties officeooo:rsid="000fc20b" officeooo:paragraph-rsid="000fc20b"/>
    </style:style>
    <style:style style:name="P5" style:family="paragraph" style:parent-style-name="Standard">
      <style:text-properties fo:font-weight="bold" officeooo:rsid="000fc20b" officeooo:paragraph-rsid="000fc20b" style:font-weight-asian="bold" style:font-weight-complex="bold"/>
    </style:style>
    <style:style style:name="P6" style:family="paragraph" style:parent-style-name="Standard">
      <style:text-properties officeooo:rsid="0012a08b" officeooo:paragraph-rsid="0012a08b"/>
    </style:style>
    <style:style style:name="P7" style:family="paragraph" style:parent-style-name="Standard">
      <style:text-properties officeooo:rsid="0014263c" officeooo:paragraph-rsid="0014263c"/>
    </style:style>
    <style:style style:name="P8" style:family="paragraph" style:parent-style-name="Text_20_body">
      <style:paragraph-properties fo:line-height="0.529cm"/>
      <style:text-properties officeooo:rsid="0014263c" officeooo:paragraph-rsid="0014263c"/>
    </style:style>
    <style:style style:name="P9" style:family="paragraph" style:parent-style-name="Text_20_body">
      <style:paragraph-properties fo:line-height="0.529cm"/>
      <style:text-properties officeooo:rsid="0014263c" officeooo:paragraph-rsid="001c0920"/>
    </style:style>
    <style:style style:name="P10" style:family="paragraph" style:parent-style-name="Text_20_body">
      <style:paragraph-properties fo:line-height="0.529cm"/>
      <style:text-properties officeooo:rsid="00157f3a" officeooo:paragraph-rsid="00157f3a"/>
    </style:style>
    <style:style style:name="P11" style:family="paragraph" style:parent-style-name="Text_20_body">
      <style:paragraph-properties fo:line-height="0.529cm"/>
      <style:text-properties officeooo:rsid="001c0920" officeooo:paragraph-rsid="001c0920"/>
    </style:style>
    <style:style style:name="T1" style:family="text">
      <style:text-properties officeooo:rsid="000d3b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f9d" style:font-weight-asian="bold" style:font-weight-complex="bold"/>
    </style:style>
    <style:style style:name="T4" style:family="text">
      <style:text-properties officeooo:rsid="000ebf9d"/>
    </style:style>
    <style:style style:name="T5" style:family="text">
      <style:text-properties officeooo:rsid="00157f3a"/>
    </style:style>
    <style:style style:name="T6" style:family="text">
      <style:text-properties officeooo:rsid="00177e10"/>
    </style:style>
    <style:style style:name="T7" style:family="text">
      <style:text-properties officeooo:rsid="00188dda"/>
    </style:style>
    <style:style style:name="T8" style:family="text">
      <style:text-properties officeooo:rsid="001b0f79"/>
    </style:style>
    <style:style style:name="T9" style:family="text">
      <style:text-properties officeooo:rsid="001c0920"/>
    </style:style>
    <style:style style:name="T10" style:family="text">
      <style:text-properties officeooo:rsid="001d0c31"/>
    </style:style>
    <style:style style:name="T11" style:family="text">
      <style:text-properties officeooo:rsid="002023cf"/>
    </style:style>
    <style:style style:name="T12" style:family="text">
      <style:text-properties officeooo:rsid="0021d2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-¿Qué es la placa base?</text:span> = a</text:p>
      <text:p text:style-name="P1"><text:span text:style-name="T2">2-</text:span><text:span text:style-name="T3">¿Cuál es la función de la placa base? </text:span><text:span text:style-name="T4">= b</text:span></text:p>
      <text:p text:style-name="P1"><text:span text:style-name="T2">3-¿Cuál de las siguientes siglas no corresponde a un modelo de placa base?</text:span> = c</text:p>
      <text:p text:style-name="P1"><text:span text:style-name="T2">4-</text:span><text:span text:style-name="T3">¿Cuantos dispositivos puedes conectar en cada canal IDE?</text:span><text:span text:style-name="T4"> = a</text:span></text:p>
      <text:p text:style-name="P1"><text:span text:style-name="T2">5-¿Cuál de estos zócalos lleva pines?</text:span> = b</text:p>
      <text:p text:style-name="P1"><text:span text:style-name="T2">6-</text:span><text:span text:style-name="T3">El conector SCSI interno es de...</text:span><text:span text:style-name="T4"> = </text:span></text:p>
      <text:p text:style-name="P1"><text:span text:style-name="T2">7-¿Cuál de las siguientes funciones no es controlada por el Southbridge?</text:span> = <text:span text:style-name="T1">a</text:span></text:p>
      <text:p text:style-name="P1"><text:span text:style-name="T2">8-</text:span><text:span text:style-name="T3">¿Cuál de las siguientes definiciones es falsa respecto a la interfaz SAS?</text:span><text:span text:style-name="T4"> = d</text:span></text:p>
      <text:p text:style-name="P1"><text:span text:style-name="T2">9-¿Cuál de las siguientes empresas no fabrica chipsets?</text:span> = <text:span text:style-name="T1">d</text:span></text:p>
      <text:p text:style-name="P2"><text:span text:style-name="T2">10-</text:span><text:span text:style-name="T3">A los slots AMR, CNR y ACR se les conoce también como…</text:span><text:span text:style-name="T4"> = </text:span></text:p>
      <text:p text:style-name="P2"><text:span text:style-name="T2">11-Los módulos de memoria RIMM tienen…</text:span> = </text:p>
      <text:p text:style-name="P3"><text:span text:style-name="T2">12-La principal finalidad del conector FireWire es…</text:span> = a</text:p>
      <text:p text:style-name="P3"><text:span text:style-name="T2">13-El slot 1 nacio para los procesadores…</text:span> = </text:p>
      <text:p text:style-name="P3"><text:span text:style-name="T2">14-¿Qué tipo de batería es más fácil de cambiar? </text:span>= </text:p>
      <text:p text:style-name="P3"/>
      <text:p text:style-name="P3"/>
      <text:p text:style-name="P3"/>
      <text:p text:style-name="P5">Componentes placa base</text:p>
      <text:p text:style-name="P4"/>
      <text:p text:style-name="P4">P1</text:p>
      <text:p text:style-name="P4">P2</text:p>
      <text:p text:style-name="P4">Zócalo de Memoria</text:p>
      <text:p text:style-name="P4">Zócalo de procesador</text:p>
      <text:p text:style-name="P4">PCI</text:p>
      <text:p text:style-name="P4">PCI-Express&gt; x1, x4, x8, x16</text:p>
      <text:p text:style-name="P4">AGP</text:p>
      <text:p text:style-name="P6">Puente Norte</text:p>
      <text:p text:style-name="P6">Puente Sur</text:p>
      <text:p text:style-name="P4">Floppy</text:p>
      <text:p text:style-name="P4">IDE &gt; Azul 89, N. 40</text:p>
      <text:p text:style-name="P4">SATA</text:p>
      <text:p text:style-name="P4">SCSI</text:p>
      <text:p text:style-name="P4">SAS</text:p>
      <text:p text:style-name="P4">M.2.</text:p>
      <text:p text:style-name="P4">USB</text:p>
      <text:p text:style-name="P4">FireWire IEEE1344</text:p>
      <text:p text:style-name="P4">Audio &gt; Analógico, Digital SPDIF</text:p>
      <text:p text:style-name="P4">Panel Frontal</text:p>
      <text:p text:style-name="P4">Sys-Fan</text:p>
      <text:p text:style-name="P4">CPU-Fan</text:p>
      <text:p text:style-name="P4">BIOS</text:p>
      <text:p text:style-name="P4">PIL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1=PS/2 Teclado y Ratón</text:p>
      <text:p text:style-name="P7">2=<text:span text:style-name="T8">Puertos </text:span>USB</text:p>
      <text:p text:style-name="P7">3=Puerto paralelo</text:p>
      <text:p text:style-name="P7">4=P<text:span text:style-name="T7">uerto Serie</text:span></text:p>
      <text:p text:style-name="P7">5=<text:span text:style-name="T11">Jack de Audio y Front Audio</text:span></text:p>
      <text:p text:style-name="P7">6=Zócalo de CPU</text:p>
      <text:p text:style-name="P7">7=<text:span text:style-name="T6">Chipset</text:span></text:p>
      <text:p text:style-name="P8">8=<text:span text:style-name="T6">R</text:span>e<text:span text:style-name="T6">guladores</text:span></text:p>
      <text:p text:style-name="P8">9=PCI</text:p>
      <text:p text:style-name="P8">10=Floppy</text:p>
      <text:p text:style-name="P8">11= IDE Azul <text:span text:style-name="T5">80 </text:span>y <text:s/>Negro <text:span text:style-name="T5">40</text:span></text:p>
      <text:p text:style-name="P8">12=<text:span text:style-name="T9">Audio CD</text:span></text:p>
      <text:p text:style-name="P8">13=PCI Express x16</text:p>
      <text:p text:style-name="P8">14=Pila</text:p>
      <text:p text:style-name="P8">15=P1 y P2</text:p>
      <text:p text:style-name="P9">16=<text:span text:style-name="T9">Controladores</text:span></text:p>
      <text:p text:style-name="P8">17=<text:span text:style-name="T9">Controladores</text:span></text:p>
      <text:p text:style-name="P8">18=Zócalos de <text:span text:style-name="T12">memoria RAM</text:span></text:p>
      <text:p text:style-name="P8">19=SATA</text:p>
      <text:p text:style-name="P8">20=BIOS</text:p>
      <text:p text:style-name="P8">21=<text:span text:style-name="T5">FireWire</text:span></text:p>
      <text:p text:style-name="P8">22=<text:span text:style-name="T5">CPU_Fan</text:span></text:p>
      <text:p text:style-name="P8">23=<text:span text:style-name="T5">USB</text:span></text:p>
      <text:p text:style-name="P8">24=<text:span text:style-name="T5">Panel Frontal</text:span></text:p>
      <text:p text:style-name="P8">25=<text:span text:style-name="T5">RJ-45</text:span></text:p>
      <text:p text:style-name="P8">26=<text:span text:style-name="T5">PCI x1</text:span></text:p>
      <text:p text:style-name="P10">27=<text:span text:style-name="T6">SPDIF</text:span></text:p>
      <text:p text:style-name="P11">28=Tarj<text:span text:style-name="T10">eta gráfica integ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8:55:17.353756586</meta:creation-date>
    <dc:date>2019-11-05T10:03:03.600613603</dc:date>
    <meta:editing-duration>PT49M34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247" meta:character-count="1388" meta:non-whitespace-character-count="1201"/>
  </office:meta>
</office:document-meta>
</file>